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OLatin1AccentFilter.incrementToke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SOLatin1AccentFilter.next( final Token reusableTok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SOLatin1AccentFilter.ISOLatin1AccentFilter( Token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OLatin1AccentFilter.removeAccents( char [ ] input , int length )</text:p>
          </table:table-cell>
          <table:table-cell office:value-type="float" office:value="78">
            <text:p text:style-name="Table_20_Contents">78</text:p>
          </table:table-cell>
          <table:table-cell office:value-type="float" office:value="58">
            <text:p text:style-name="Table_20_Contents">58</text:p>
          </table:table-cell>
          <table:table-cell office:value-type="float" office:value="172">
            <text:p text:style-name="Table_20_Contents">17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